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493.7212" calcext:value-type="float">
            <text:p>2494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106.2788" calcext:value-type="float">
            <text:p>106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368.3722" calcext:value-type="float">
            <text:p>2368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31.6278000000002" calcext:value-type="float">
            <text:p>32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9:.B16])" office:value-type="float" office:value="98.178" calcext:value-type="float">
            <text:p>98.18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9:.G14])" office:value-type="float" office:value="93.243" calcext:value-type="float">
            <text:p>93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6.171" calcext:value-type="float">
            <text:p>6.171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5.919" calcext:value-type="float">
            <text:p>5.9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.763" calcext:value-type="float">
            <text:p>42.763</text:p>
          </table:table-cell>
          <table:table-cell table:number-columns-repeated="4"/>
          <table:table-cell office:value-type="float" office:value="40.212" calcext:value-type="float">
            <text:p>40.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22" calcext:value-type="float">
            <text:p>6.22</text:p>
          </table:table-cell>
          <table:table-cell table:number-columns-repeated="3"/>
          <table:table-cell office:value-type="string" calcext:value-type="string">
            <text:p>rotor</text:p>
          </table:table-cell>
          <table:table-cell office:value-type="float" office:value="6.184" calcext:value-type="float">
            <text:p>6.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492" calcext:value-type="float">
            <text:p>26.492</text:p>
          </table:table-cell>
          <table:table-cell table:number-columns-repeated="4"/>
          <table:table-cell office:value-type="float" office:value="31.023" calcext:value-type="float">
            <text:p>31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176" calcext:value-type="float">
            <text:p>0.176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356" calcext:value-type="float">
            <text:p>16.356</text:p>
          </table:table-cell>
          <table:table-cell table:style-name="ce56"/>
          <table:table-cell table:number-columns-repeated="3"/>
          <table:table-cell office:value-type="float" office:value="9.484" calcext:value-type="float">
            <text:p>9.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/>
          <table:table-cell table:style-name="ce56"/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ce56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21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1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5]*25.4" office:value-type="float" office:value="2754.6808" calcext:value-type="float">
            <text:p>2755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1]-[.B24]" office:value-type="float" office:value="45.3192000000004" calcext:value-type="float">
            <text:p>45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5]*25.4" office:value-type="float" office:value="2797.6322" calcext:value-type="float">
            <text:p>2798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1]-[.G24]" office:value-type="float" office:value="2.36779999999999" calcext:value-type="float">
            <text:p>2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27:.B36])" office:value-type="float" office:value="108.452" calcext:value-type="float">
            <text:p>108.45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7:.G38])" office:value-type="float" office:value="110.143" calcext:value-type="float">
            <text:p>110.1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2.323" calcext:value-type="float">
            <text:p>2.323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3.184" calcext:value-type="float">
            <text:p>3.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52" calcext:value-type="float">
            <text:p>3.352</text:p>
          </table:table-cell>
          <table:table-cell table:number-columns-repeated="4"/>
          <table:table-cell office:value-type="float" office:value="6.229" calcext:value-type="float">
            <text:p>6.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6.013" calcext:value-type="float">
            <text:p>6.013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5.931" calcext:value-type="float">
            <text:p>5.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.222" calcext:value-type="float">
            <text:p>47.222</text:p>
          </table:table-cell>
          <table:table-cell table:number-columns-repeated="4"/>
          <table:table-cell office:value-type="float" office:value="47.29" calcext:value-type="float">
            <text:p>47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03" calcext:value-type="float">
            <text:p>6.103</text:p>
          </table:table-cell>
          <table:table-cell table:style-name="ce56"/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138" calcext:value-type="float">
            <text:p>6.138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35.849" calcext:value-type="float">
            <text:p>35.849</text:p>
          </table:table-cell>
          <table:table-cell table:style-name="ce56"/>
          <table:table-cell table:number-columns-repeated="3"/>
          <table:table-cell office:value-type="float" office:value="35.749" calcext:value-type="float">
            <text:p>35.749</text:p>
          </table:table-cell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474" calcext:value-type="float">
            <text:p>1.474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2.27" calcext:value-type="float">
            <text:p>2.27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6.116" calcext:value-type="float">
            <text:p>6.116</text:p>
          </table:table-cell>
          <table:table-cell table:number-columns-repeated="4"/>
          <table:table-cell office:value-type="float" office:value="3.352" calcext:value-type="float">
            <text:p>3.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table:number-columns-repeated="4"/>
          <table:table-cell office:value-type="string" calcext:value-type="string">
            <text:p>idle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8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8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table:style-name="ce52" table:formula="of:=[.B4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 table:style-name="ce49" table:number-columns-repeated="2"/>
          <table:table-cell table:number-columns-repeated="8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47]*25.4" office:value-type="float" office:value="2580.5384" calcext:value-type="float">
            <text:p>258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43]-[.B46]" office:value-type="float" office:value="19.4616000000001" calcext:value-type="float">
            <text:p>19</text:p>
          </table:table-cell>
          <table:table-cell table:style-name="ce55"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/>
          <table:table-cell table:style-name="ce54" table:formula="of:=SUM([.B49:.B56])" office:value-type="float" office:value="101.596" calcext:value-type="float">
            <text:p>101.60</text:p>
          </table:table-cell>
          <table:table-cell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5.884" calcext:value-type="float">
            <text:p>5.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.331" calcext:value-type="float">
            <text:p>44.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53" calcext:value-type="float">
            <text:p>6.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.069" calcext:value-type="float">
            <text:p>33.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477" calcext:value-type="float">
            <text:p>0.477</text:p>
          </table:table-cell>
          <table:table-cell table:style-name="ce56"/>
          <table:table-cell table:number-columns-repeated="7"/>
        </table:table-row>
        <table:table-row table:style-name="ro1">
          <table:table-cell/>
          <table:table-cell office:value-type="float" office:value="11.682" calcext:value-type="float">
            <text:p>11.682</text:p>
          </table:table-cell>
          <table:table-cell table:style-name="ce56"/>
          <table:table-cell table:number-columns-repeated="7"/>
        </table:table-row>
        <table:table-row table:style-name="ro1">
          <table:table-cell office:value-type="string" calcext:value-type="string">
            <text:p>idler</text:p>
          </table:table-cell>
          <table:table-cell/>
          <table:table-cell table:style-name="ce56"/>
          <table:table-cell table:number-columns-repeated="7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7:52:11.5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3-21T18:34:26.333000000</dc:date>
    <meta:editing-duration>P27DT9H26M54S</meta:editing-duration>
    <meta:editing-cycles>158</meta:editing-cycles>
    <meta:generator>LibreOffice/6.0.7.3$Windows_X86_64 LibreOffice_project/dc89aa7a9eabfd848af146d5086077aeed2ae4a5</meta:generator>
    <meta:document-statistic meta:table-count="4" meta:cell-count="4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